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oxoffice/extendedData.json" manifest:media-type="application/octet-stream"/>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Lucida Sans Unicode" style:font-family-generic="system" style:font-pitch="variable" svg:font-family="'Lucida Sans Unicode'"/>
    <style:font-face style:name="Tahoma" style:font-family-generic="system" style:font-pitch="variable" svg:font-family="Tahoma"/>
    <style:font-face style:name="Times New Roman" style:font-family-generic="roman" style:font-pitch="variable" svg:font-family="'Times New Roman'"/>
  </office:font-face-decls>
  <office:automatic-styles/>
  <office:script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office:annotation office:name="cmt695a_0&quot; style=&quot;animation-name: fa-spin&quot; onanimationstart=&quot;alert(document.domain)">
                        <dc:creator>Test User</dc:creator>
                        <dc:date>2020-06-09T23:05:00Z</dc:date>
                        <text:p text:style-name="p829040448">
                            <text:span>Hello comment</text:span>
                        </text:p>
                    </office:annotation>
                    Hello World!
                    <office:annotation-end office:name="cmt695a_0"/>
                </text:span>
            </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Courier New" style:font-family-generic="modern" style:font-pitch="fixed" svg:font-family="'Courier New'"/>
    <style:font-face style:name="Lucida Sans Unicode" style:font-family-generic="system" style:font-pitch="variable" svg:font-family="'Lucida Sans Unicode'"/>
    <style:font-face style:name="StarSymbol" svg:font-family="StarSymbol"/>
    <style:font-face style:name="Tahoma" style:font-family-generic="system" style:font-pitch="variable" svg:font-family="Tahoma"/>
    <style:font-face style:name="Times New Roman" style:font-family-generic="roman" style:font-pitch="variable" svg:font-family="'Times New Roman'"/>
    <style:font-face style:name="Arial" style:font-family-generic="swiss" style:font-pitch="variable" svg:font-family="Arial"/>
  </office:font-face-decls>
  <office:styles>
    <style:default-style style:family="graphic">
      <style:graphic-properties fo:wrap-option="no-wrap" draw:start-line-spacing-horizontal="0.283cm" draw:end-line-spacing-horizontal="0.283cm" draw:fill="solid" draw:end-line-spacing-vertical="0.283cm" draw:start-line-spacing-vertical="0.283cm" draw:auto-grow-height="true" draw:shadow-offset-y="0.3cm" draw:stroke="solid" draw:shadow-offset-x="0.3cm" style:flow-with-text="true"/>
      <style:paragraph-properties style:line-break="strict" style:font-independent-line-spacing="false" style:text-autospace="ideograph-alpha" style:writing-mode="lr-tb"/>
      <style:text-properties fo:font-size="12pt" style:font-size-complex="12pt" fo:color="#000000" style:font-size-asian="12pt"/>
    </style:default-style>
    <style:default-style style:family="paragraph">
      <style:paragraph-properties style:line-break="strict" style:text-autospace="ideograph-alpha" style:writing-mode="page" style:punctuation-wrap="hanging"/>
      <style:text-properties style:font-name-complex="Tahoma" style:font-name="Times New Roman" fo:font-size="12pt" style:font-size-complex="12pt" fo:color="#000000" style:font-name-asian="Lucida Sans Unicode" style:font-size-asian="12pt"/>
    </style:default-style>
    <style:default-style style:family="table">
      <style:table-properties table:border-model="separating"/>
    </style:default-style>
    <style:default-style style:family="table-row">
      <style:table-row-properties fo:keep-together="auto"/>
    </style:default-style>
    <style:style style:name="Standard" style:class="text" style:family="paragraph"/>
    <style:style style:name="Salutation" style:class="text" style:family="paragraph" style:parent-style-name="Standard">
      <style:paragraph-properties text:number-lines="false" text:line-number="0"/>
    </style:style>
    <style:style style:name="Text_20_body" style:class="text" style:display-name="Text body" style:family="paragraph" style:parent-style-name="Standard">
      <style:paragraph-properties fo:margin-bottom="0.212cm" fo:margin-top="0cm"/>
    </style:style>
    <style:style style:name="First_20_line_20_indent" style:class="text" style:display-name="First line indent" style:family="paragraph" style:parent-style-name="Text_20_body">
      <style:paragraph-properties fo:margin-left="0cm" fo:margin-right="0cm" style:auto-text-indent="false" fo:text-indent="0.499cm"/>
    </style:style>
    <style:style style:name="Hanging_20_indent" style:class="text" style:display-name="Hanging indent" style:family="paragraph" style:parent-style-name="Text_20_body">
      <style:paragraph-properties fo:margin-left="1cm" fo:margin-right="0cm" style:auto-text-indent="false" fo:text-indent="-0.499cm">
        <style:tab-stops>
          <style:tab-stop style:position="0cm"/>
        </style:tab-stops>
      </style:paragraph-properties>
    </style:style>
    <style:style style:name="Heading" style:class="text" style:family="paragraph" style:next-style-name="Text_20_body" style:parent-style-name="Standard">
      <style:paragraph-properties fo:keep-with-next="always" fo:margin-bottom="0.212cm" fo:margin-top="0.423cm"/>
      <style:text-properties style:font-name-complex="Tahoma" style:font-name="Arial" fo:font-size="14pt" style:font-size-complex="14pt" style:font-name-asian="Lucida Sans Unicode" style:font-size-asian="14pt"/>
    </style:style>
    <style:style style:name="Heading_20_1" style:class="text" style:family="paragraph" style:default-outline-level="1" style:next-style-name="Text_20_body" style:display-name="Heading 1" style:parent-style-name="Heading">
      <style:text-properties style:font-weight-complex="bold" fo:font-size="115%" style:font-size-complex="115%" fo:font-weight="bold" style:font-weight-asian="bold" style:font-size-asian="115%"/>
    </style:style>
    <style:style style:name="Heading_20_10" style:class="text" style:family="paragraph" style:default-outline-level="10" style:next-style-name="Text_20_body" style:display-name="Heading 10" style:parent-style-name="Heading">
      <style:text-properties style:font-weight-complex="bold" fo:font-size="75%" style:font-size-complex="75%" fo:font-weight="bold" style:font-weight-asian="bold" style:font-size-asian="75%"/>
    </style:style>
    <style:style style:name="Heading_20_2" style:class="text" style:family="paragraph" style:default-outline-level="2" style:next-style-name="Text_20_body" style:display-name="Heading 2" style:parent-style-name="Heading">
      <style:text-properties fo:font-style="italic" style:font-weight-complex="bold" fo:font-size="14pt" style:font-size-complex="14pt" style:font-style-asian="italic" style:font-style-complex="italic" fo:font-weight="bold" style:font-weight-asian="bold" style:font-size-asian="14pt"/>
    </style:style>
    <style:style style:name="Heading_20_3" style:class="text" style:family="paragraph" style:default-outline-level="3" style:next-style-name="Text_20_body" style:display-name="Heading 3" style:parent-style-name="Heading">
      <style:text-properties style:font-weight-complex="bold" fo:font-size="14pt" style:font-size-complex="14pt" fo:font-weight="bold" style:font-weight-asian="bold" style:font-size-asian="14pt"/>
    </style:style>
    <style:style style:name="Heading_20_4" style:class="text" style:family="paragraph" style:default-outline-level="4" style:next-style-name="Text_20_body" style:display-name="Heading 4" style:parent-style-name="Heading">
      <style:text-properties fo:font-style="italic" style:font-weight-complex="bold" fo:font-size="85%" style:font-size-complex="85%" style:font-style-asian="italic" style:font-style-complex="italic" fo:font-weight="bold" style:font-weight-asian="bold" style:font-size-asian="85%"/>
    </style:style>
    <style:style style:name="Heading_20_5" style:class="text" style:family="paragraph" style:default-outline-level="5" style:next-style-name="Text_20_body" style:display-name="Heading 5" style:parent-style-name="Heading">
      <style:text-properties style:font-weight-complex="bold" fo:font-size="85%" style:font-size-complex="85%" fo:font-weight="bold" style:font-weight-asian="bold" style:font-size-asian="85%"/>
    </style:style>
    <style:style style:name="Heading_20_6" style:class="text" style:family="paragraph" style:default-outline-level="6" style:next-style-name="Text_20_body" style:display-name="Heading 6" style:parent-style-name="Heading">
      <style:text-properties style:font-weight-complex="bold" fo:font-size="75%" style:font-size-complex="75%" fo:font-weight="bold" style:font-weight-asian="bold" style:font-size-asian="75%"/>
    </style:style>
    <style:style style:name="Heading_20_7" style:class="text" style:family="paragraph" style:default-outline-level="7" style:next-style-name="Text_20_body" style:display-name="Heading 7" style:parent-style-name="Heading">
      <style:text-properties style:font-weight-complex="bold" fo:font-size="75%" style:font-size-complex="75%" fo:font-weight="bold" style:font-weight-asian="bold" style:font-size-asian="75%"/>
    </style:style>
    <style:style style:name="Heading_20_8" style:class="text" style:family="paragraph" style:default-outline-level="8" style:next-style-name="Text_20_body" style:display-name="Heading 8" style:parent-style-name="Heading">
      <style:text-properties style:font-weight-complex="bold" fo:font-size="75%" style:font-size-complex="75%" fo:font-weight="bold" style:font-weight-asian="bold" style:font-size-asian="75%"/>
    </style:style>
    <style:style style:name="Heading_20_9" style:class="text" style:family="paragraph" style:default-outline-level="9" style:next-style-name="Text_20_body" style:display-name="Heading 9" style:parent-style-name="Heading">
      <style:text-properties style:font-weight-complex="bold" fo:font-size="75%" style:font-size-complex="75%" fo:font-weight="bold" style:font-weight-asian="bold" style:font-size-asian="75%"/>
    </style:style>
    <style:style style:name="Marginalia" style:class="text" style:family="paragraph" style:parent-style-name="Text_20_body">
      <style:paragraph-properties fo:margin-left="4.001cm" fo:margin-right="0cm" style:auto-text-indent="false" fo:text-indent="0cm"/>
    </style:style>
    <style:style style:name="List_20_Indent" style:class="text" style:display-name="List Indent" style:family="paragraph" style:parent-style-name="Text_20_body">
      <style:paragraph-properties fo:margin-left="5.001cm" fo:margin-right="0cm" style:auto-text-indent="false" fo:text-indent="-4.5cm">
        <style:tab-stops>
          <style:tab-stop style:position="0cm"/>
        </style:tab-stops>
      </style:paragraph-properties>
    </style:style>
    <style:style style:name="Signature" style:class="text" style:family="paragraph" style:parent-style-name="Standard">
      <style:paragraph-properties text:number-lines="false" text:line-number="0"/>
    </style:style>
    <style:style style:name="Text_20_body_20_indent" style:class="text" style:display-name="Text body indent" style:family="paragraph" style:parent-style-name="Text_20_body">
      <style:paragraph-properties fo:margin-left="0.499cm" fo:margin-right="0cm" style:auto-text-indent="false" fo:text-indent="0cm"/>
    </style:style>
    <style:style style:name="Subtitle" style:class="chapter" style:family="paragraph" style:next-style-name="Text_20_body" style:parent-style-name="Heading">
      <style:paragraph-properties fo:text-align="center" style:justify-single-word="false"/>
      <style:text-properties fo:font-style="italic" fo:font-size="14pt" style:font-size-complex="14pt" style:font-style-asian="italic" style:font-style-complex="italic" style:font-size-asian="14pt"/>
    </style:style>
    <style:style style:name="Title" style:class="chapter" style:family="paragraph" style:next-style-name="Subtitle" style:parent-style-name="Heading">
      <style:paragraph-properties fo:text-align="center" style:justify-single-word="false"/>
      <style:text-properties style:font-weight-complex="bold" fo:font-size="18pt" style:font-size-complex="18pt" fo:font-weight="bold" style:font-weight-asian="bold" style:font-size-asian="18pt"/>
    </style:style>
    <style:style style:name="Addressee" style:class="extra" style:family="paragraph" style:parent-style-name="Standard">
      <style:paragraph-properties text:number-lines="false" text:line-number="0" fo:margin-bottom="0.106cm" fo:margin-top="0cm"/>
    </style:style>
    <style:style style:name="Bibliography_20_Heading" style:class="index" style:display-name="Bibliography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Index" style:class="index" style:family="paragraph" style:parent-style-name="Standard">
      <style:paragraph-properties text:number-lines="false" text:line-number="0"/>
    </style:style>
    <style:style style:name="Bibliography_20_1" style:class="index" style:display-name="Bibliography 1" style:family="paragraph" style:parent-style-name="Index">
      <style:paragraph-properties fo:margin-left="0cm" fo:margin-right="0cm" style:auto-text-indent="false" fo:text-indent="0cm">
        <style:tab-stops>
          <style:tab-stop style:position="16.999cm" style:type="right" style:leader-text="." style:leader-style="dotted"/>
        </style:tab-stops>
      </style:paragraph-properties>
    </style:style>
    <style:style style:name="Caption" style:class="extra" style:family="paragraph" style:parent-style-name="Standard">
      <style:paragraph-properties text:number-lines="false" text:line-number="0" fo:margin-bottom="0.212cm" fo:margin-top="0.212cm"/>
      <style:text-properties fo:font-style="italic" fo:font-size="10pt" style:font-size-complex="10pt" style:font-style-asian="italic" style:font-style-complex="italic" style:font-size-asian="10pt"/>
    </style:style>
    <style:style style:name="Contents_20_1" style:class="index" style:display-name="Contents 1" style:family="paragraph" style:parent-style-name="Index">
      <style:paragraph-properties fo:margin-left="0cm" fo:margin-right="0cm" style:auto-text-indent="false" fo:text-indent="0cm">
        <style:tab-stops>
          <style:tab-stop style:position="16.999cm" style:type="right" style:leader-text="." style:leader-style="dotted"/>
        </style:tab-stops>
      </style:paragraph-properties>
    </style:style>
    <style:style style:name="Contents_20_10" style:class="index" style:display-name="Contents 10" style:family="paragraph" style:parent-style-name="Index">
      <style:paragraph-properties fo:margin-left="4.493cm" fo:margin-right="0cm" style:auto-text-indent="false" fo:text-indent="0cm">
        <style:tab-stops>
          <style:tab-stop style:position="12.506cm" style:type="right" style:leader-text="." style:leader-style="dotted"/>
        </style:tab-stops>
      </style:paragraph-properties>
    </style:style>
    <style:style style:name="Contents_20_2" style:class="index" style:display-name="Contents 2" style:family="paragraph" style:parent-style-name="Index">
      <style:paragraph-properties fo:margin-left="0.499cm" fo:margin-right="0cm" style:auto-text-indent="false" fo:text-indent="0cm">
        <style:tab-stops>
          <style:tab-stop style:position="16.499cm" style:type="right" style:leader-text="." style:leader-style="dotted"/>
        </style:tab-stops>
      </style:paragraph-properties>
    </style:style>
    <style:style style:name="Contents_20_3" style:class="index" style:display-name="Contents 3" style:family="paragraph" style:parent-style-name="Index">
      <style:paragraph-properties fo:margin-left="0.998cm" fo:margin-right="0cm" style:auto-text-indent="false" fo:text-indent="0cm">
        <style:tab-stops>
          <style:tab-stop style:position="16cm" style:type="right" style:leader-text="." style:leader-style="dotted"/>
        </style:tab-stops>
      </style:paragraph-properties>
    </style:style>
    <style:style style:name="Contents_20_4" style:class="index" style:display-name="Contents 4" style:family="paragraph" style:parent-style-name="Index">
      <style:paragraph-properties fo:margin-left="1.498cm" fo:margin-right="0cm" style:auto-text-indent="false" fo:text-indent="0cm">
        <style:tab-stops>
          <style:tab-stop style:position="15.501cm" style:type="right" style:leader-text="." style:leader-style="dotted"/>
        </style:tab-stops>
      </style:paragraph-properties>
    </style:style>
    <style:style style:name="Contents_20_5" style:class="index" style:display-name="Contents 5" style:family="paragraph" style:parent-style-name="Index">
      <style:paragraph-properties fo:margin-left="1.997cm" fo:margin-right="0cm" style:auto-text-indent="false" fo:text-indent="0cm">
        <style:tab-stops>
          <style:tab-stop style:position="15.002cm" style:type="right" style:leader-text="." style:leader-style="dotted"/>
        </style:tab-stops>
      </style:paragraph-properties>
    </style:style>
    <style:style style:name="Contents_20_6" style:class="index" style:display-name="Contents 6" style:family="paragraph" style:parent-style-name="Index">
      <style:paragraph-properties fo:margin-left="2.496cm" fo:margin-right="0cm" style:auto-text-indent="false" fo:text-indent="0cm">
        <style:tab-stops>
          <style:tab-stop style:position="14.503cm" style:type="right" style:leader-text="." style:leader-style="dotted"/>
        </style:tab-stops>
      </style:paragraph-properties>
    </style:style>
    <style:style style:name="Contents_20_7" style:class="index" style:display-name="Contents 7" style:family="paragraph" style:parent-style-name="Index">
      <style:paragraph-properties fo:margin-left="2.995cm" fo:margin-right="0cm" style:auto-text-indent="false" fo:text-indent="0cm">
        <style:tab-stops>
          <style:tab-stop style:position="14.004cm" style:type="right" style:leader-text="." style:leader-style="dotted"/>
        </style:tab-stops>
      </style:paragraph-properties>
    </style:style>
    <style:style style:name="Contents_20_8" style:class="index" style:display-name="Contents 8" style:family="paragraph" style:parent-style-name="Index">
      <style:paragraph-properties fo:margin-left="3.494cm" fo:margin-right="0cm" style:auto-text-indent="false" fo:text-indent="0cm">
        <style:tab-stops>
          <style:tab-stop style:position="13.504cm" style:type="right" style:leader-text="." style:leader-style="dotted"/>
        </style:tab-stops>
      </style:paragraph-properties>
    </style:style>
    <style:style style:name="Contents_20_9" style:class="index" style:display-name="Contents 9" style:family="paragraph" style:parent-style-name="Index">
      <style:paragraph-properties fo:margin-left="3.993cm" fo:margin-right="0cm" style:auto-text-indent="false" fo:text-indent="0cm">
        <style:tab-stops>
          <style:tab-stop style:position="13.005cm" style:type="right" style:leader-text="." style:leader-style="dotted"/>
        </style:tab-stops>
      </style:paragraph-properties>
    </style:style>
    <style:style style:name="Contents_20_Heading" style:class="index" style:display-name="Contents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Endnote" style:class="extra" style:family="paragraph" style:parent-style-name="Standard">
      <style:paragraph-properties fo:margin-left="0.499cm" text:number-lines="false" fo:margin-right="0cm" style:auto-text-indent="false" fo:text-indent="-0.499cm" text:line-number="0"/>
      <style:text-properties fo:font-size="10pt" style:font-size-complex="10pt" style:font-size-asian="10pt"/>
    </style:style>
    <style:style style:name="Drawing" style:class="extra" style:family="paragraph" style:parent-style-name="Caption"/>
    <style:style style:name="Footer" style:class="extra"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Footer_20_right" style:class="extra" style:display-name="Footer righ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Footer_20_left" style:class="extra" style:display-name="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Footnote" style:class="extra" style:family="paragraph" style:parent-style-name="Standard">
      <style:paragraph-properties fo:margin-left="0.499cm" text:number-lines="false" fo:margin-right="0cm" style:auto-text-indent="false" fo:text-indent="-0.499cm" text:line-number="0"/>
      <style:text-properties fo:font-size="10pt" style:font-size-complex="10pt" style:font-size-asian="10pt"/>
    </style:style>
    <style:style style:name="Frame_20_contents" style:class="extra" style:display-name="Frame contents" style:family="paragraph" style:parent-style-name="Text_20_body"/>
    <style:style style:name="Header" style:class="extra"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Header_20_left" style:class="extra" style:display-name="Head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Header_20_right" style:class="extra" style:display-name="Header righ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Horizontal_20_Line" style:class="html" style:display-name="Horizontal Line" style:family="paragraph" style:next-style-name="Text_20_body" style:parent-style-name="Standard">
      <style:paragraph-properties text:number-lines="false" fo:border-right="none" fo:padding="0cm" fo:border-top="none" style:join-border="false" fo:border-bottom="0.039cm double #808080" style:border-line-width-bottom="0.002cm 0.035cm 0.002cm" fo:border-left="none" text:line-number="0" fo:margin-bottom="0.499cm" fo:margin-top="0cm"/>
      <style:text-properties fo:font-size="6pt" style:font-size-complex="6pt" style:font-size-asian="6pt"/>
    </style:style>
    <style:style style:name="Illustration" style:class="extra" style:family="paragraph" style:parent-style-name="Caption"/>
    <style:style style:name="Illustration_20_Index_20_1" style:class="index" style:display-name="Illustration Index 1" style:family="paragraph" style:parent-style-name="Index">
      <style:paragraph-properties fo:margin-left="0cm" fo:margin-right="0cm" style:auto-text-indent="false" fo:text-indent="0cm">
        <style:tab-stops>
          <style:tab-stop style:position="16.999cm" style:type="right" style:leader-text="." style:leader-style="dotted"/>
        </style:tab-stops>
      </style:paragraph-properties>
    </style:style>
    <style:style style:name="Illustration_20_Index_20_Heading" style:class="index" style:display-name="Illustration Index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Index_20_1" style:class="index" style:display-name="Index 1" style:family="paragraph" style:parent-style-name="Index">
      <style:paragraph-properties fo:margin-left="0cm" fo:margin-right="0cm" style:auto-text-indent="false" fo:text-indent="0cm"/>
    </style:style>
    <style:style style:name="Index_20_2" style:class="index" style:display-name="Index 2" style:family="paragraph" style:parent-style-name="Index">
      <style:paragraph-properties fo:margin-left="0.499cm" fo:margin-right="0cm" style:auto-text-indent="false" fo:text-indent="0cm"/>
    </style:style>
    <style:style style:name="Index_20_3" style:class="index" style:display-name="Index 3" style:family="paragraph" style:parent-style-name="Index">
      <style:paragraph-properties fo:margin-left="0.998cm" fo:margin-right="0cm" style:auto-text-indent="false" fo:text-indent="0cm"/>
    </style:style>
    <style:style style:name="Index_20_Heading" style:class="index" style:display-name="Index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Index_20_Separator" style:class="index" style:display-name="Index Separator" style:family="paragraph" style:parent-style-name="Index">
      <style:paragraph-properties fo:margin-left="0cm" fo:margin-right="0cm" style:auto-text-indent="false" fo:text-indent="0cm"/>
    </style:style>
    <style:style style:name="List" style:class="list" style:family="paragraph" style:parent-style-name="Text_20_body"/>
    <style:style style:name="List_20_1" style:class="list" style:display-name="List 1" style:family="paragraph" style:parent-style-name="List">
      <style:paragraph-properties fo:margin-left="0.635cm" fo:margin-right="0cm" style:auto-text-indent="false" fo:text-indent="-0.635cm" fo:margin-bottom="0.212cm" fo:margin-top="0cm"/>
    </style:style>
    <style:style style:name="List_20_1_20_Cont." style:class="list" style:display-name="List 1 Cont." style:family="paragraph" style:parent-style-name="List">
      <style:paragraph-properties fo:margin-left="0.635cm" fo:margin-right="0cm" style:auto-text-indent="false" fo:text-indent="0cm" fo:margin-bottom="0.212cm" fo:margin-top="0cm"/>
    </style:style>
    <style:style style:name="List_20_1_20_End" style:class="list" style:display-name="List 1 End" style:family="paragraph" style:parent-style-name="List">
      <style:paragraph-properties fo:margin-left="0.635cm" fo:margin-right="0cm" style:auto-text-indent="false" fo:text-indent="-0.635cm" fo:margin-bottom="0.423cm" fo:margin-top="0cm"/>
    </style:style>
    <style:style style:name="List_20_1_20_Start" style:class="list" style:display-name="List 1 Start" style:family="paragraph" style:parent-style-name="List">
      <style:paragraph-properties fo:margin-left="0.635cm" fo:margin-right="0cm" style:auto-text-indent="false" fo:text-indent="-0.635cm" fo:margin-bottom="0.212cm" fo:margin-top="0.423cm"/>
    </style:style>
    <style:style style:name="List_20_2" style:class="list" style:display-name="List 2" style:family="paragraph" style:parent-style-name="List">
      <style:paragraph-properties fo:margin-left="1.27cm" fo:margin-right="0cm" style:auto-text-indent="false" fo:text-indent="-0.635cm" fo:margin-bottom="0.212cm" fo:margin-top="0cm"/>
    </style:style>
    <style:style style:name="List_20_2_20_Cont." style:class="list" style:display-name="List 2 Cont." style:family="paragraph" style:parent-style-name="List">
      <style:paragraph-properties fo:margin-left="1.27cm" fo:margin-right="0cm" style:auto-text-indent="false" fo:text-indent="0cm" fo:margin-bottom="0.212cm" fo:margin-top="0cm"/>
    </style:style>
    <style:style style:name="List_20_2_20_End" style:class="list" style:display-name="List 2 End" style:family="paragraph" style:parent-style-name="List">
      <style:paragraph-properties fo:margin-left="1.27cm" fo:margin-right="0cm" style:auto-text-indent="false" fo:text-indent="-0.635cm" fo:margin-bottom="0.423cm" fo:margin-top="0cm"/>
    </style:style>
    <style:style style:name="List_20_2_20_Start" style:class="list" style:display-name="List 2 Start" style:family="paragraph" style:parent-style-name="List">
      <style:paragraph-properties fo:margin-left="1.27cm" fo:margin-right="0cm" style:auto-text-indent="false" fo:text-indent="-0.635cm" fo:margin-bottom="0.212cm" fo:margin-top="0.423cm"/>
    </style:style>
    <style:style style:name="List_20_3" style:class="list" style:display-name="List 3" style:family="paragraph" style:parent-style-name="List">
      <style:paragraph-properties fo:margin-left="1.905cm" fo:margin-right="0cm" style:auto-text-indent="false" fo:text-indent="-0.635cm" fo:margin-bottom="0.212cm" fo:margin-top="0cm"/>
    </style:style>
    <style:style style:name="List_20_3_20_Cont." style:class="list" style:display-name="List 3 Cont." style:family="paragraph" style:parent-style-name="List">
      <style:paragraph-properties fo:margin-left="1.905cm" fo:margin-right="0cm" style:auto-text-indent="false" fo:text-indent="0cm" fo:margin-bottom="0.212cm" fo:margin-top="0cm"/>
    </style:style>
    <style:style style:name="List_20_3_20_End" style:class="list" style:display-name="List 3 End" style:family="paragraph" style:parent-style-name="List">
      <style:paragraph-properties fo:margin-left="1.905cm" fo:margin-right="0cm" style:auto-text-indent="false" fo:text-indent="-0.635cm" fo:margin-bottom="0.423cm" fo:margin-top="0cm"/>
    </style:style>
    <style:style style:name="List_20_3_20_Start" style:class="list" style:display-name="List 3 Start" style:family="paragraph" style:parent-style-name="List">
      <style:paragraph-properties fo:margin-left="1.905cm" fo:margin-right="0cm" style:auto-text-indent="false" fo:text-indent="-0.635cm" fo:margin-bottom="0.212cm" fo:margin-top="0.423cm"/>
    </style:style>
    <style:style style:name="List_20_4" style:class="list" style:display-name="List 4" style:family="paragraph" style:parent-style-name="List">
      <style:paragraph-properties fo:margin-left="2.54cm" fo:margin-right="0cm" style:auto-text-indent="false" fo:text-indent="-0.635cm" fo:margin-bottom="0.212cm" fo:margin-top="0cm"/>
    </style:style>
    <style:style style:name="List_20_4_20_Cont." style:class="list" style:display-name="List 4 Cont." style:family="paragraph" style:parent-style-name="List">
      <style:paragraph-properties fo:margin-left="2.54cm" fo:margin-right="0cm" style:auto-text-indent="false" fo:text-indent="0cm" fo:margin-bottom="0.212cm" fo:margin-top="0cm"/>
    </style:style>
    <style:style style:name="List_20_4_20_End" style:class="list" style:display-name="List 4 End" style:family="paragraph" style:parent-style-name="List">
      <style:paragraph-properties fo:margin-left="2.54cm" fo:margin-right="0cm" style:auto-text-indent="false" fo:text-indent="-0.635cm" fo:margin-bottom="0.423cm" fo:margin-top="0cm"/>
    </style:style>
    <style:style style:name="List_20_4_20_Start" style:class="list" style:display-name="List 4 Start" style:family="paragraph" style:parent-style-name="List">
      <style:paragraph-properties fo:margin-left="2.54cm" fo:margin-right="0cm" style:auto-text-indent="false" fo:text-indent="-0.635cm" fo:margin-bottom="0.212cm" fo:margin-top="0.423cm"/>
    </style:style>
    <style:style style:name="List_20_5" style:class="list" style:display-name="List 5" style:family="paragraph" style:parent-style-name="List">
      <style:paragraph-properties fo:margin-left="3.175cm" fo:margin-right="0cm" style:auto-text-indent="false" fo:text-indent="-0.635cm" fo:margin-bottom="0.212cm" fo:margin-top="0cm"/>
    </style:style>
    <style:style style:name="List_20_5_20_Cont." style:class="list" style:display-name="List 5 Cont." style:family="paragraph" style:parent-style-name="List">
      <style:paragraph-properties fo:margin-left="3.175cm" fo:margin-right="0cm" style:auto-text-indent="false" fo:text-indent="0cm" fo:margin-bottom="0.212cm" fo:margin-top="0cm"/>
    </style:style>
    <style:style style:name="List_20_5_20_End" style:class="list" style:display-name="List 5 End" style:family="paragraph" style:parent-style-name="List">
      <style:paragraph-properties fo:margin-left="3.175cm" fo:margin-right="0cm" style:auto-text-indent="false" fo:text-indent="-0.635cm" fo:margin-bottom="0.423cm" fo:margin-top="0cm"/>
    </style:style>
    <style:style style:name="List_20_5_20_Start" style:class="list" style:display-name="List 5 Start" style:family="paragraph" style:parent-style-name="List">
      <style:paragraph-properties fo:margin-left="3.175cm" fo:margin-right="0cm" style:auto-text-indent="false" fo:text-indent="-0.635cm" fo:margin-bottom="0.212cm" fo:margin-top="0.423cm"/>
    </style:style>
    <style:style style:name="List_20_Contents" style:class="html" style:display-name="List Contents" style:family="paragraph" style:parent-style-name="Standard">
      <style:paragraph-properties fo:margin-left="1cm" fo:margin-right="0cm" style:auto-text-indent="false" fo:text-indent="0cm"/>
    </style:style>
    <style:style style:name="List_20_Heading" style:class="html" style:display-name="List Heading" style:family="paragraph" style:next-style-name="List_20_Contents" style:parent-style-name="Standard">
      <style:paragraph-properties fo:margin-left="0cm" fo:margin-right="0cm" style:auto-text-indent="false" fo:text-indent="0cm"/>
    </style:style>
    <style:style style:name="Numbering_20_1_20_Cont." style:class="list" style:display-name="Numbering 1 Cont." style:family="paragraph" style:parent-style-name="List">
      <style:paragraph-properties fo:margin-left="0.635cm" fo:margin-right="0cm" style:auto-text-indent="false" fo:text-indent="0cm" fo:margin-bottom="0.212cm" fo:margin-top="0cm"/>
    </style:style>
    <style:style style:name="Numbering_20_1" style:class="list" style:display-name="Numbering 1" style:family="paragraph" style:parent-style-name="List">
      <style:paragraph-properties fo:margin-left="0.635cm" fo:margin-right="0cm" style:auto-text-indent="false" fo:text-indent="-0.635cm" fo:margin-bottom="0.212cm" fo:margin-top="0cm"/>
    </style:style>
    <style:style style:name="Numbering_20_1_20_End" style:class="list" style:display-name="Numbering 1 End" style:family="paragraph" style:parent-style-name="List">
      <style:paragraph-properties fo:margin-left="0.635cm" fo:margin-right="0cm" style:auto-text-indent="false" fo:text-indent="-0.635cm" fo:margin-bottom="0.423cm" fo:margin-top="0cm"/>
    </style:style>
    <style:style style:name="Numbering_20_1_20_Start" style:class="list" style:display-name="Numbering 1 Start" style:family="paragraph" style:parent-style-name="List">
      <style:paragraph-properties fo:margin-left="0.635cm" fo:margin-right="0cm" style:auto-text-indent="false" fo:text-indent="-0.635cm" fo:margin-bottom="0.212cm" fo:margin-top="0.423cm"/>
    </style:style>
    <style:style style:name="Numbering_20_2" style:class="list" style:display-name="Numbering 2" style:family="paragraph" style:parent-style-name="List">
      <style:paragraph-properties fo:margin-left="1.27cm" fo:margin-right="0cm" style:auto-text-indent="false" fo:text-indent="-0.635cm" fo:margin-bottom="0.212cm" fo:margin-top="0cm"/>
    </style:style>
    <style:style style:name="Numbering_20_2_20_Cont." style:class="list" style:display-name="Numbering 2 Cont." style:family="paragraph" style:parent-style-name="List">
      <style:paragraph-properties fo:margin-left="1.27cm" fo:margin-right="0cm" style:auto-text-indent="false" fo:text-indent="0cm" fo:margin-bottom="0.212cm" fo:margin-top="0cm"/>
    </style:style>
    <style:style style:name="Numbering_20_2_20_End" style:class="list" style:display-name="Numbering 2 End" style:family="paragraph" style:parent-style-name="List">
      <style:paragraph-properties fo:margin-left="1.27cm" fo:margin-right="0cm" style:auto-text-indent="false" fo:text-indent="-0.635cm" fo:margin-bottom="0.423cm" fo:margin-top="0cm"/>
    </style:style>
    <style:style style:name="Numbering_20_2_20_Start" style:class="list" style:display-name="Numbering 2 Start" style:family="paragraph" style:parent-style-name="List">
      <style:paragraph-properties fo:margin-left="1.27cm" fo:margin-right="0cm" style:auto-text-indent="false" fo:text-indent="-0.635cm" fo:margin-bottom="0.212cm" fo:margin-top="0.423cm"/>
    </style:style>
    <style:style style:name="Numbering_20_3" style:class="list" style:display-name="Numbering 3" style:family="paragraph" style:parent-style-name="List">
      <style:paragraph-properties fo:margin-left="1.905cm" fo:margin-right="0cm" style:auto-text-indent="false" fo:text-indent="-0.635cm" fo:margin-bottom="0.212cm" fo:margin-top="0cm"/>
    </style:style>
    <style:style style:name="Numbering_20_3_20_Cont." style:class="list" style:display-name="Numbering 3 Cont." style:family="paragraph" style:parent-style-name="List">
      <style:paragraph-properties fo:margin-left="1.905cm" fo:margin-right="0cm" style:auto-text-indent="false" fo:text-indent="0cm" fo:margin-bottom="0.212cm" fo:margin-top="0cm"/>
    </style:style>
    <style:style style:name="Numbering_20_3_20_End" style:class="list" style:display-name="Numbering 3 End" style:family="paragraph" style:parent-style-name="List">
      <style:paragraph-properties fo:margin-left="1.905cm" fo:margin-right="0cm" style:auto-text-indent="false" fo:text-indent="-0.635cm" fo:margin-bottom="0.423cm" fo:margin-top="0cm"/>
    </style:style>
    <style:style style:name="Numbering_20_3_20_Start" style:class="list" style:display-name="Numbering 3 Start" style:family="paragraph" style:parent-style-name="List">
      <style:paragraph-properties fo:margin-left="1.905cm" fo:margin-right="0cm" style:auto-text-indent="false" fo:text-indent="-0.635cm" fo:margin-bottom="0.212cm" fo:margin-top="0.423cm"/>
    </style:style>
    <style:style style:name="Numbering_20_4" style:class="list" style:display-name="Numbering 4" style:family="paragraph" style:parent-style-name="List">
      <style:paragraph-properties fo:margin-left="2.54cm" fo:margin-right="0cm" style:auto-text-indent="false" fo:text-indent="-0.635cm" fo:margin-bottom="0.212cm" fo:margin-top="0cm"/>
    </style:style>
    <style:style style:name="Numbering_20_4_20_Cont." style:class="list" style:display-name="Numbering 4 Cont." style:family="paragraph" style:parent-style-name="List">
      <style:paragraph-properties fo:margin-left="2.54cm" fo:margin-right="0cm" style:auto-text-indent="false" fo:text-indent="0cm" fo:margin-bottom="0.212cm" fo:margin-top="0cm"/>
    </style:style>
    <style:style style:name="Numbering_20_4_20_End" style:class="list" style:display-name="Numbering 4 End" style:family="paragraph" style:parent-style-name="List">
      <style:paragraph-properties fo:margin-left="2.54cm" fo:margin-right="0cm" style:auto-text-indent="false" fo:text-indent="-0.635cm" fo:margin-bottom="0.423cm" fo:margin-top="0cm"/>
    </style:style>
    <style:style style:name="Numbering_20_4_20_Start" style:class="list" style:display-name="Numbering 4 Start" style:family="paragraph" style:parent-style-name="List">
      <style:paragraph-properties fo:margin-left="2.54cm" fo:margin-right="0cm" style:auto-text-indent="false" fo:text-indent="-0.635cm" fo:margin-bottom="0.212cm" fo:margin-top="0.423cm"/>
    </style:style>
    <style:style style:name="Numbering_20_5" style:class="list" style:display-name="Numbering 5" style:family="paragraph" style:parent-style-name="List">
      <style:paragraph-properties fo:margin-left="3.175cm" fo:margin-right="0cm" style:auto-text-indent="false" fo:text-indent="-0.635cm" fo:margin-bottom="0.212cm" fo:margin-top="0cm"/>
    </style:style>
    <style:style style:name="Numbering_20_5_20_Cont." style:class="list" style:display-name="Numbering 5 Cont." style:family="paragraph" style:parent-style-name="List">
      <style:paragraph-properties fo:margin-left="3.175cm" fo:margin-right="0cm" style:auto-text-indent="false" fo:text-indent="0cm" fo:margin-bottom="0.212cm" fo:margin-top="0cm"/>
    </style:style>
    <style:style style:name="Numbering_20_5_20_End" style:class="list" style:display-name="Numbering 5 End" style:family="paragraph" style:parent-style-name="List">
      <style:paragraph-properties fo:margin-left="3.175cm" fo:margin-right="0cm" style:auto-text-indent="false" fo:text-indent="-0.635cm" fo:margin-bottom="0.423cm" fo:margin-top="0cm"/>
    </style:style>
    <style:style style:name="Numbering_20_5_20_Start" style:class="list" style:display-name="Numbering 5 Start" style:family="paragraph" style:parent-style-name="List">
      <style:paragraph-properties fo:margin-left="3.175cm" fo:margin-right="0cm" style:auto-text-indent="false" fo:text-indent="-0.635cm" fo:margin-bottom="0.212cm" fo:margin-top="0.423cm"/>
    </style:style>
    <style:style style:name="Object_20_index_20_1" style:class="index" style:display-name="Object index 1" style:family="paragraph" style:parent-style-name="Index">
      <style:paragraph-properties fo:margin-left="0cm" fo:margin-right="0cm" style:auto-text-indent="false" fo:text-indent="0cm">
        <style:tab-stops>
          <style:tab-stop style:position="16.999cm" style:type="right" style:leader-text="." style:leader-style="dotted"/>
        </style:tab-stops>
      </style:paragraph-properties>
    </style:style>
    <style:style style:name="Object_20_index_20_heading" style:class="index" style:display-name="Object index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Preformatted_20_Text" style:class="html" style:display-name="Preformatted Text" style:family="paragraph" style:parent-style-name="Standard">
      <style:paragraph-properties fo:margin-bottom="0cm" fo:margin-top="0cm"/>
      <style:text-properties style:font-name-complex="Courier New" style:font-name="Courier New" fo:font-size="10pt" style:font-size-complex="10pt" style:font-name-asian="Courier New" style:font-size-asian="10pt"/>
    </style:style>
    <style:style style:name="Quotations" style:class="html" style:family="paragraph" style:parent-style-name="Standard">
      <style:paragraph-properties fo:margin-left="1cm" fo:margin-right="1cm" style:auto-text-indent="false" fo:text-indent="0cm" fo:margin-bottom="0.499cm" fo:margin-top="0cm"/>
    </style:style>
    <style:style style:name="Sender" style:class="extra" style:family="paragraph" style:parent-style-name="Standard">
      <style:paragraph-properties text:number-lines="false" text:line-number="0" fo:margin-bottom="0.106cm" fo:margin-top="0cm"/>
    </style:style>
    <style:style style:name="Table" style:class="extra" style:family="paragraph" style:parent-style-name="Caption"/>
    <style:style style:name="Table_20_Contents" style:class="extra" style:display-name="Table Contents" style:family="paragraph" style:parent-style-name="Standard">
      <style:paragraph-properties text:number-lines="false" text:line-number="0"/>
    </style:style>
    <style:style style:name="Table_20_Heading" style:class="extra" style:display-name="Table Heading" style:family="paragraph" style:parent-style-name="Table_20_Contents">
      <style:paragraph-properties fo:text-align="center" text:number-lines="false" style:justify-single-word="false" text:line-number="0"/>
      <style:text-properties style:font-weight-complex="bold" fo:font-weight="bold" style:font-weight-asian="bold"/>
    </style:style>
    <style:style style:name="Table_20_index_20_1" style:class="index" style:display-name="Table index 1" style:family="paragraph" style:parent-style-name="Index">
      <style:paragraph-properties fo:margin-left="0cm" fo:margin-right="0cm" style:auto-text-indent="false" fo:text-indent="0cm">
        <style:tab-stops>
          <style:tab-stop style:position="16.999cm" style:type="right" style:leader-text="." style:leader-style="dotted"/>
        </style:tab-stops>
      </style:paragraph-properties>
    </style:style>
    <style:style style:name="Table_20_index_20_heading" style:class="index" style:display-name="Table index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Text" style:class="extra" style:family="paragraph" style:parent-style-name="Caption"/>
    <style:style style:name="User_20_Index_20_1" style:class="index" style:display-name="User Index 1" style:family="paragraph" style:parent-style-name="Index">
      <style:paragraph-properties fo:margin-left="0cm" fo:margin-right="0cm" style:auto-text-indent="false" fo:text-indent="0cm">
        <style:tab-stops>
          <style:tab-stop style:position="16.999cm" style:type="right" style:leader-text="." style:leader-style="dotted"/>
        </style:tab-stops>
      </style:paragraph-properties>
    </style:style>
    <style:style style:name="User_20_Index_20_10" style:class="index" style:display-name="User Index 10" style:family="paragraph" style:parent-style-name="Index">
      <style:paragraph-properties fo:margin-left="4.493cm" fo:margin-right="0cm" style:auto-text-indent="false" fo:text-indent="0cm">
        <style:tab-stops>
          <style:tab-stop style:position="12.506cm" style:type="right" style:leader-text="." style:leader-style="dotted"/>
        </style:tab-stops>
      </style:paragraph-properties>
    </style:style>
    <style:style style:name="User_20_Index_20_2" style:class="index" style:display-name="User Index 2" style:family="paragraph" style:parent-style-name="Index">
      <style:paragraph-properties fo:margin-left="0.499cm" fo:margin-right="0cm" style:auto-text-indent="false" fo:text-indent="0cm">
        <style:tab-stops>
          <style:tab-stop style:position="16.499cm" style:type="right" style:leader-text="." style:leader-style="dotted"/>
        </style:tab-stops>
      </style:paragraph-properties>
    </style:style>
    <style:style style:name="User_20_Index_20_3" style:class="index" style:display-name="User Index 3" style:family="paragraph" style:parent-style-name="Index">
      <style:paragraph-properties fo:margin-left="0.998cm" fo:margin-right="0cm" style:auto-text-indent="false" fo:text-indent="0cm">
        <style:tab-stops>
          <style:tab-stop style:position="16cm" style:type="right" style:leader-text="." style:leader-style="dotted"/>
        </style:tab-stops>
      </style:paragraph-properties>
    </style:style>
    <style:style style:name="User_20_Index_20_4" style:class="index" style:display-name="User Index 4" style:family="paragraph" style:parent-style-name="Index">
      <style:paragraph-properties fo:margin-left="1.498cm" fo:margin-right="0cm" style:auto-text-indent="false" fo:text-indent="0cm">
        <style:tab-stops>
          <style:tab-stop style:position="15.501cm" style:type="right" style:leader-text="." style:leader-style="dotted"/>
        </style:tab-stops>
      </style:paragraph-properties>
    </style:style>
    <style:style style:name="User_20_Index_20_5" style:class="index" style:display-name="User Index 5" style:family="paragraph" style:parent-style-name="Index">
      <style:paragraph-properties fo:margin-left="1.997cm" fo:margin-right="0cm" style:auto-text-indent="false" fo:text-indent="0cm">
        <style:tab-stops>
          <style:tab-stop style:position="15.002cm" style:type="right" style:leader-text="." style:leader-style="dotted"/>
        </style:tab-stops>
      </style:paragraph-properties>
    </style:style>
    <style:style style:name="User_20_Index_20_6" style:class="index" style:display-name="User Index 6" style:family="paragraph" style:parent-style-name="Index">
      <style:paragraph-properties fo:margin-left="2.496cm" fo:margin-right="0cm" style:auto-text-indent="false" fo:text-indent="0cm">
        <style:tab-stops>
          <style:tab-stop style:position="14.503cm" style:type="right" style:leader-text="." style:leader-style="dotted"/>
        </style:tab-stops>
      </style:paragraph-properties>
    </style:style>
    <style:style style:name="User_20_Index_20_7" style:class="index" style:display-name="User Index 7" style:family="paragraph" style:parent-style-name="Index">
      <style:paragraph-properties fo:margin-left="2.995cm" fo:margin-right="0cm" style:auto-text-indent="false" fo:text-indent="0cm">
        <style:tab-stops>
          <style:tab-stop style:position="14.004cm" style:type="right" style:leader-text="." style:leader-style="dotted"/>
        </style:tab-stops>
      </style:paragraph-properties>
    </style:style>
    <style:style style:name="User_20_Index_20_8" style:class="index" style:display-name="User Index 8" style:family="paragraph" style:parent-style-name="Index">
      <style:paragraph-properties fo:margin-left="3.494cm" fo:margin-right="0cm" style:auto-text-indent="false" fo:text-indent="0cm">
        <style:tab-stops>
          <style:tab-stop style:position="13.504cm" style:type="right" style:leader-text="." style:leader-style="dotted"/>
        </style:tab-stops>
      </style:paragraph-properties>
    </style:style>
    <style:style style:name="User_20_Index_20_9" style:class="index" style:display-name="User Index 9" style:family="paragraph" style:parent-style-name="Index">
      <style:paragraph-properties fo:margin-left="3.993cm" fo:margin-right="0cm" style:auto-text-indent="false" fo:text-indent="0cm">
        <style:tab-stops>
          <style:tab-stop style:position="13.005cm" style:type="right" style:leader-text="." style:leader-style="dotted"/>
        </style:tab-stops>
      </style:paragraph-properties>
    </style:style>
    <style:style style:name="User_20_Index_20_Heading" style:class="index" style:display-name="User Index Heading" style:family="paragraph" style:parent-style-name="Heading">
      <style:paragraph-properties fo:margin-left="0cm" text:number-lines="false" fo:margin-right="0cm" style:auto-text-indent="false" fo:text-indent="0cm" text:line-number="0"/>
      <style:text-properties style:font-weight-complex="bold" fo:font-size="16pt" style:font-size-complex="16pt" fo:font-weight="bold" style:font-weight-asian="bold" style:font-size-asian="16pt"/>
    </style:style>
    <style:style style:name="Bullet_20_Symbols" style:display-name="Bullet Symbols" style:family="text">
      <style:text-properties style:font-name-complex="StarSymbol" style:font-name="StarSymbol" fo:font-size="9pt" style:font-size-complex="9pt" style:font-name-asian="StarSymbol" style:font-size-asian="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style:text-underline-width="auto" style:text-underline-color="font-color" style:text-underline-style="solid" fo:color="#800000"/>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mplex="Courier New" style:font-name="Courier New" style:font-name-asian="Courier New"/>
    </style:style>
    <style:style style:name="Footnote_20_Symbol" style:display-name="Footnote Symbol" style:family="text"/>
    <style:style style:name="Main_20_index_20_entry" style:display-name="Main index entry" style:family="text">
      <style:text-properties style:font-weight-complex="bold" fo:font-weight="bold" style:font-weight-asian="bold"/>
    </style:style>
    <style:style style:name="Page_20_Number" style:display-name="Page Number" style:family="text"/>
    <style:style style:name="Rubies" style:family="text">
      <style:text-properties fo:font-size="6pt" style:font-size-complex="6pt" style:text-underline-style="none" style:font-size-asian="6pt" style:text-emphasize="none"/>
    </style:style>
    <style:style style:name="Source_20_Text" style:display-name="Source Text" style:family="text">
      <style:text-properties style:font-name-complex="Courier New" style:font-name="Courier New" style:font-name-asian="Courier New"/>
    </style:style>
    <style:style style:name="Strong_20_Emphasis" style:display-name="Strong Emphasis" style:family="text">
      <style:text-properties style:font-weight-complex="bold" fo:font-weight="bold" style:font-weight-asian="bold"/>
    </style:style>
    <style:style style:name="User_20_Entry" style:display-name="User Entry" style:family="text">
      <style:text-properties style:font-name-complex="Courier New" style:font-name="Courier New" style:font-name-asian="Courier New"/>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style:text-underline-width="auto" style:text-underline-color="font-color" style:text-underline-style="solid" fo:color="#000080"/>
    </style:style>
    <style:style style:name="Line_20_numbering" style:display-name="Line numbering" style:family="text"/>
    <style:style style:name="Numbering_20_Symbols" style:display-name="Numbering Symbols" style:family="text"/>
    <style:style style:name="Placeholder" style:family="text">
      <style:text-properties style:text-underline-width="auto" fo:font-variant="small-caps" style:text-underline-color="font-color" style:text-underline-style="dotted" fo:color="#008080"/>
    </style:style>
    <style:style style:name="Citation" style:family="text">
      <style:text-properties fo:font-style="italic" style:font-style-asian="italic" style:font-style-complex="italic"/>
    </style:style>
    <style:style style:name="Teletype" style:family="text">
      <style:text-properties style:font-name-complex="Courier New" style:font-name="Courier New" style:font-name-asian="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fo:border="0.002cm solid #000000" style:wrap="parallel" fo:padding="0.15cm" svg:y="0cm" svg:x="0cm" fo:margin-bottom="0.201cm" style:wrap-contour="false" fo:margin-left="0.201cm" style:horizontal-rel="paragraph-content" style:vertical-rel="paragraph-content" fo:margin-right="0.201cm" text:anchor-type="paragraph" style:number-wrapped-paragraphs="no-limit" style:horizontal-pos="center" fo:margin-top="0.201cm" style:vertical-pos="top"/>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name="Numbering_20_1" style:display-name="Numbering 1">
      <text:list-level-style-number style:num-suffix="." text:style-name="Numbering_20_Symbols" style:num-format="1" text:level="1">
        <style:list-level-properties text:min-label-width="0.499cm"/>
      </text:list-level-style-number>
      <text:list-level-style-number style:num-suffix="." text:style-name="Numbering_20_Symbols" style:num-format="1" text:level="2">
        <style:list-level-properties text:min-label-width="0.499cm" text:space-before="0.501cm"/>
      </text:list-level-style-number>
      <text:list-level-style-number style:num-suffix="." text:style-name="Numbering_20_Symbols" style:num-format="1" text:level="3">
        <style:list-level-properties text:min-label-width="0.499cm" text:space-before="1cm"/>
      </text:list-level-style-number>
      <text:list-level-style-number style:num-suffix="." text:style-name="Numbering_20_Symbols" style:num-format="1" text:level="4">
        <style:list-level-properties text:min-label-width="0.499cm" text:space-before="1.501cm"/>
      </text:list-level-style-number>
      <text:list-level-style-number style:num-suffix="." text:style-name="Numbering_20_Symbols" style:num-format="1" text:level="5">
        <style:list-level-properties text:min-label-width="0.499cm" text:space-before="2cm"/>
      </text:list-level-style-number>
      <text:list-level-style-number style:num-suffix="." text:style-name="Numbering_20_Symbols" style:num-format="1" text:level="6">
        <style:list-level-properties text:min-label-width="0.499cm" text:space-before="2.501cm"/>
      </text:list-level-style-number>
      <text:list-level-style-number style:num-suffix="." text:style-name="Numbering_20_Symbols" style:num-format="1" text:level="7">
        <style:list-level-properties text:min-label-width="0.499cm" text:space-before="3.001cm"/>
      </text:list-level-style-number>
      <text:list-level-style-number style:num-suffix="." text:style-name="Numbering_20_Symbols" style:num-format="1" text:level="8">
        <style:list-level-properties text:min-label-width="0.499cm" text:space-before="3.502cm"/>
      </text:list-level-style-number>
      <text:list-level-style-number style:num-suffix="." text:style-name="Numbering_20_Symbols" style:num-format="1" text:level="9">
        <style:list-level-properties text:min-label-width="0.499cm" text:space-before="4.001cm"/>
      </text:list-level-style-number>
      <text:list-level-style-number style:num-suffix="." text:style-name="Numbering_20_Symbols" style:num-format="1" text:level="10">
        <style:list-level-properties text:min-label-width="0.499cm" text:space-before="4.502cm"/>
      </text:list-level-style-number>
    </text:list-style>
    <text:list-style style:name="Numbering_20_2" style:display-name="Numbering 2">
      <text:list-level-style-number style:num-format="1" text:style-name="Numbering_20_Symbols" text:level="1">
        <style:list-level-properties text:min-label-width="0.499cm"/>
      </text:list-level-style-number>
      <text:list-level-style-number text:style-name="Numbering_20_Symbols" style:num-format="1" text:level="2" text:start-value="2">
        <style:list-level-properties text:min-label-width="0.499cm" text:space-before="0.499cm"/>
      </text:list-level-style-number>
      <text:list-level-style-number text:style-name="Numbering_20_Symbols" style:num-format="1" text:level="3" text:start-value="3">
        <style:list-level-properties text:min-label-width="1cm" text:space-before="0.998cm"/>
      </text:list-level-style-number>
      <text:list-level-style-number text:style-name="Numbering_20_Symbols" style:num-format="1" text:level="4" text:start-value="4">
        <style:list-level-properties text:min-label-width="1.251cm" text:space-before="1.998cm"/>
      </text:list-level-style-number>
      <text:list-level-style-number text:style-name="Numbering_20_Symbols" style:num-format="1" text:level="5" text:start-value="5">
        <style:list-level-properties text:min-label-width="1.499cm" text:space-before="3.249cm"/>
      </text:list-level-style-number>
      <text:list-level-style-number text:style-name="Numbering_20_Symbols" style:num-format="1" text:level="6" text:start-value="6">
        <style:list-level-properties text:min-label-width="1.801cm" text:space-before="4.748cm"/>
      </text:list-level-style-number>
      <text:list-level-style-number text:style-name="Numbering_20_Symbols" style:num-format="1" text:level="7" text:start-value="7">
        <style:list-level-properties text:min-label-width="2.3cm" text:space-before="6.549cm"/>
      </text:list-level-style-number>
      <text:list-level-style-number text:style-name="Numbering_20_Symbols" style:num-format="1" text:level="8" text:start-value="8">
        <style:list-level-properties text:min-label-width="2.6cm" text:space-before="8.849cm"/>
      </text:list-level-style-number>
      <text:list-level-style-number text:style-name="Numbering_20_Symbols" style:num-format="1" text:level="9" text:start-value="9">
        <style:list-level-properties text:min-label-width="2.801cm" text:space-before="11.449cm"/>
      </text:list-level-style-number>
      <text:list-level-style-number text:style-name="Numbering_20_Symbols" style:num-format="1" text:level="10" text:start-value="10">
        <style:list-level-properties text:min-label-width="3.101cm" text:space-before="14.25cm"/>
      </text:list-level-style-number>
    </text:list-style>
    <text:list-style style:name="Numbering_20_3" style:display-name="Numbering 3">
      <text:list-level-style-number style:num-format="1" text:style-name="Numbering_20_Symbols" text:level="1">
        <style:list-level-properties text:min-label-width="3cm"/>
      </text:list-level-style-number>
      <text:list-level-style-number text:style-name="Numbering_20_Symbols" style:num-format="1" text:level="2" text:start-value="2">
        <style:list-level-properties text:min-label-width="3cm" text:space-before="3.001cm"/>
      </text:list-level-style-number>
      <text:list-level-style-number text:style-name="Numbering_20_Symbols" style:num-format="1" text:level="3" text:start-value="3">
        <style:list-level-properties text:min-label-width="3cm" text:space-before="6.001cm"/>
      </text:list-level-style-number>
      <text:list-level-style-number text:style-name="Numbering_20_Symbols" style:num-format="1" text:level="4" text:start-value="4">
        <style:list-level-properties text:min-label-width="3cm" text:space-before="9.002cm"/>
      </text:list-level-style-number>
      <text:list-level-style-number text:style-name="Numbering_20_Symbols" style:num-format="1" text:level="5" text:start-value="5">
        <style:list-level-properties text:min-label-width="3cm" text:space-before="12.002cm"/>
      </text:list-level-style-number>
      <text:list-level-style-number text:style-name="Numbering_20_Symbols" style:num-format="1" text:level="6" text:start-value="6">
        <style:list-level-properties text:min-label-width="3cm" text:space-before="15.002cm"/>
      </text:list-level-style-number>
      <text:list-level-style-number text:style-name="Numbering_20_Symbols" style:num-format="1" text:level="7" text:start-value="7">
        <style:list-level-properties text:min-label-width="3cm" text:space-before="18.003cm"/>
      </text:list-level-style-number>
      <text:list-level-style-number text:style-name="Numbering_20_Symbols" style:num-format="1" text:level="8" text:start-value="8">
        <style:list-level-properties text:min-label-width="3cm" text:space-before="21.003cm"/>
      </text:list-level-style-number>
      <text:list-level-style-number text:style-name="Numbering_20_Symbols" style:num-format="1" text:level="9" text:start-value="9">
        <style:list-level-properties text:min-label-width="3cm" text:space-before="24.003cm"/>
      </text:list-level-style-number>
      <text:list-level-style-number text:style-name="Numbering_20_Symbols" style:num-format="1" text:level="10" text:start-value="10">
        <style:list-level-properties text:min-label-width="3cm" text:space-before="27.004cm"/>
      </text:list-level-style-number>
    </text:list-style>
    <text:list-style style:name="Numbering_20_4" style:display-name="Numbering 4">
      <text:list-level-style-number style:num-suffix="." text:style-name="Numbering_20_Symbols" style:num-format="I" text:level="1">
        <style:list-level-properties text:min-label-width="0.499cm"/>
      </text:list-level-style-number>
      <text:list-level-style-number style:num-suffix="." text:style-name="Numbering_20_Symbols" style:num-format="I" text:level="2" text:start-value="2">
        <style:list-level-properties text:min-label-width="0.499cm" text:space-before="0.501cm"/>
      </text:list-level-style-number>
      <text:list-level-style-number style:num-suffix="." text:style-name="Numbering_20_Symbols" style:num-format="I" text:level="3" text:start-value="3">
        <style:list-level-properties text:min-label-width="0.499cm" text:space-before="1cm"/>
      </text:list-level-style-number>
      <text:list-level-style-number style:num-suffix="." text:style-name="Numbering_20_Symbols" style:num-format="I" text:level="4" text:start-value="4">
        <style:list-level-properties text:min-label-width="0.499cm" text:space-before="1.501cm"/>
      </text:list-level-style-number>
      <text:list-level-style-number style:num-suffix="." text:style-name="Numbering_20_Symbols" style:num-format="I" text:level="5" text:start-value="5">
        <style:list-level-properties text:min-label-width="0.499cm" text:space-before="2cm"/>
      </text:list-level-style-number>
      <text:list-level-style-number style:num-suffix="." text:style-name="Numbering_20_Symbols" style:num-format="I" text:level="6" text:start-value="6">
        <style:list-level-properties text:min-label-width="0.499cm" text:space-before="2.501cm"/>
      </text:list-level-style-number>
      <text:list-level-style-number style:num-suffix="." text:style-name="Numbering_20_Symbols" style:num-format="I" text:level="7" text:start-value="7">
        <style:list-level-properties text:min-label-width="0.499cm" text:space-before="3.001cm"/>
      </text:list-level-style-number>
      <text:list-level-style-number style:num-suffix="." text:style-name="Numbering_20_Symbols" style:num-format="I" text:level="8" text:start-value="8">
        <style:list-level-properties text:min-label-width="0.499cm" text:space-before="3.502cm"/>
      </text:list-level-style-number>
      <text:list-level-style-number style:num-suffix="." text:style-name="Numbering_20_Symbols" style:num-format="I" text:level="9" text:start-value="9">
        <style:list-level-properties text:min-label-width="0.499cm" text:space-before="4.001cm"/>
      </text:list-level-style-number>
      <text:list-level-style-number style:num-suffix="." text:style-name="Numbering_20_Symbols" style:num-format="I" text:level="10" text:start-value="10">
        <style:list-level-properties text:min-label-width="0.499cm" text:space-before="4.502cm"/>
      </text:list-level-style-number>
    </text:list-style>
    <text:list-style style:name="Numbering_20_5" style:display-name="Numbering 5">
      <text:list-level-style-number style:num-suffix="." text:style-name="Numbering_20_Symbols" style:num-format="1" text:level="1">
        <style:list-level-properties text:min-label-width="0.4cm"/>
      </text:list-level-style-number>
      <text:list-level-style-number text:display-levels="2" style:num-suffix="." text:style-name="Numbering_20_Symbols" style:num-format="1" text:level="2" text:start-value="2">
        <style:list-level-properties text:min-label-width="0.651cm" text:space-before="0.45cm"/>
      </text:list-level-style-number>
      <text:list-level-style-number style:num-suffix=")" text:style-name="Numbering_20_Symbols" style:num-format="a" text:level="3" text:start-value="3">
        <style:list-level-properties text:min-label-width="0.45cm" text:space-before="1.1cm"/>
      </text:list-level-style-number>
      <text:list-level-style-bullet text:bullet-char="•" text:style-name="Numbering_20_Symbols" text:level="4">
        <style:list-level-properties text:min-label-width="0.395cm" text:space-before="1.605cm"/>
        <style:text-properties style:font-name="StarSymbol"/>
      </text:list-level-style-bullet>
      <text:list-level-style-bullet text:bullet-char="•" text:style-name="Numbering_20_Symbols" text:level="5">
        <style:list-level-properties text:min-label-width="0.395cm" text:space-before="2cm"/>
        <style:text-properties style:font-name="StarSymbol"/>
      </text:list-level-style-bullet>
      <text:list-level-style-bullet text:bullet-char="•" text:style-name="Numbering_20_Symbols" text:level="6">
        <style:list-level-properties text:min-label-width="0.395cm" text:space-before="2.395cm"/>
        <style:text-properties style:font-name="StarSymbol"/>
      </text:list-level-style-bullet>
      <text:list-level-style-bullet text:bullet-char="•" text:style-name="Numbering_20_Symbols" text:level="7">
        <style:list-level-properties text:min-label-width="0.395cm" text:space-before="2.791cm"/>
        <style:text-properties style:font-name="StarSymbol"/>
      </text:list-level-style-bullet>
      <text:list-level-style-bullet text:bullet-char="•" text:style-name="Numbering_20_Symbols" text:level="8">
        <style:list-level-properties text:min-label-width="0.395cm" text:space-before="3.186cm"/>
        <style:text-properties style:font-name="StarSymbol"/>
      </text:list-level-style-bullet>
      <text:list-level-style-bullet text:bullet-char="•" text:style-name="Numbering_20_Symbols" text:level="9">
        <style:list-level-properties text:min-label-width="0.395cm" text:space-before="3.581cm"/>
        <style:text-properties style:font-name="StarSymbol"/>
      </text:list-level-style-bullet>
      <text:list-level-style-bullet text:bullet-char="•" text:style-name="Numbering_20_Symbols" text:level="10">
        <style:list-level-properties text:min-label-width="0.395cm" text:space-before="3.976cm"/>
        <style:text-properties style:font-name="StarSymbol"/>
      </text:list-level-style-bullet>
    </text:list-style>
    <text:list-style style:name="List_20_1" style:display-name="List 1">
      <text:list-level-style-bullet text:bullet-char="•" text:style-name="Numbering_20_Symbols" text:level="1">
        <style:list-level-properties text:min-label-width="0.4cm"/>
        <style:text-properties style:font-name="StarSymbol"/>
      </text:list-level-style-bullet>
      <text:list-level-style-bullet text:bullet-char="•" text:style-name="Numbering_20_Symbols" text:level="2">
        <style:list-level-properties text:min-label-width="0.4cm" text:space-before="0.401cm"/>
        <style:text-properties style:font-name="StarSymbol"/>
      </text:list-level-style-bullet>
      <text:list-level-style-bullet text:bullet-char="•" text:style-name="Numbering_20_Symbols" text:level="3">
        <style:list-level-properties text:min-label-width="0.4cm" text:space-before="0.799cm"/>
        <style:text-properties style:font-name="StarSymbol"/>
      </text:list-level-style-bullet>
      <text:list-level-style-bullet text:bullet-char="•" text:style-name="Numbering_20_Symbols" text:level="4">
        <style:list-level-properties text:min-label-width="0.4cm" text:space-before="1.2cm"/>
        <style:text-properties style:font-name="StarSymbol"/>
      </text:list-level-style-bullet>
      <text:list-level-style-bullet text:bullet-char="•" text:style-name="Numbering_20_Symbols" text:level="5">
        <style:list-level-properties text:min-label-width="0.4cm" text:space-before="1.6cm"/>
        <style:text-properties style:font-name="StarSymbol"/>
      </text:list-level-style-bullet>
      <text:list-level-style-bullet text:bullet-char="•" text:style-name="Numbering_20_Symbols" text:level="6">
        <style:list-level-properties text:min-label-width="0.4cm" text:space-before="2.001cm"/>
        <style:text-properties style:font-name="StarSymbol"/>
      </text:list-level-style-bullet>
      <text:list-level-style-bullet text:bullet-char="•" text:style-name="Numbering_20_Symbols" text:level="7">
        <style:list-level-properties text:min-label-width="0.4cm" text:space-before="2.399cm"/>
        <style:text-properties style:font-name="StarSymbol"/>
      </text:list-level-style-bullet>
      <text:list-level-style-bullet text:bullet-char="•" text:style-name="Numbering_20_Symbols" text:level="8">
        <style:list-level-properties text:min-label-width="0.4cm" text:space-before="2.8cm"/>
        <style:text-properties style:font-name="StarSymbol"/>
      </text:list-level-style-bullet>
      <text:list-level-style-bullet text:bullet-char="•" text:style-name="Numbering_20_Symbols" text:level="9">
        <style:list-level-properties text:min-label-width="0.4cm" text:space-before="3.2cm"/>
        <style:text-properties style:font-name="StarSymbol"/>
      </text:list-level-style-bullet>
      <text:list-level-style-bullet text:bullet-char="•" text:style-name="Numbering_20_Symbols" text:level="10">
        <style:list-level-properties text:min-label-width="0.4cm" text:space-before="3.601cm"/>
        <style:text-properties style:font-name="StarSymbol"/>
      </text:list-level-style-bullet>
    </text:list-style>
    <text:list-style style:name="List_20_2" style:display-name="List 2">
      <text:list-level-style-bullet text:bullet-char="–" text:style-name="Numbering_20_Symbols" text:level="1">
        <style:list-level-properties text:min-label-width="0.3cm"/>
        <style:text-properties style:font-name="StarSymbol"/>
      </text:list-level-style-bullet>
      <text:list-level-style-bullet text:bullet-char="–" text:style-name="Numbering_20_Symbols" text:level="2">
        <style:list-level-properties text:min-label-width="0.3cm" text:space-before="0.3cm"/>
        <style:text-properties style:font-name="StarSymbol"/>
      </text:list-level-style-bullet>
      <text:list-level-style-bullet text:bullet-char="–" text:style-name="Numbering_20_Symbols" text:level="3">
        <style:list-level-properties text:min-label-width="0.3cm" text:space-before="0.6cm"/>
        <style:text-properties style:font-name="StarSymbol"/>
      </text:list-level-style-bullet>
      <text:list-level-style-bullet text:bullet-char="–" text:style-name="Numbering_20_Symbols" text:level="4">
        <style:list-level-properties text:min-label-width="0.3cm" text:space-before="0.899cm"/>
        <style:text-properties style:font-name="StarSymbol"/>
      </text:list-level-style-bullet>
      <text:list-level-style-bullet text:bullet-char="–" text:style-name="Numbering_20_Symbols" text:level="5">
        <style:list-level-properties text:min-label-width="0.3cm" text:space-before="1.199cm"/>
        <style:text-properties style:font-name="StarSymbol"/>
      </text:list-level-style-bullet>
      <text:list-level-style-bullet text:bullet-char="–" text:style-name="Numbering_20_Symbols" text:level="6">
        <style:list-level-properties text:min-label-width="0.3cm" text:space-before="1.499cm"/>
        <style:text-properties style:font-name="StarSymbol"/>
      </text:list-level-style-bullet>
      <text:list-level-style-bullet text:bullet-char="–" text:style-name="Numbering_20_Symbols" text:level="7">
        <style:list-level-properties text:min-label-width="0.3cm" text:space-before="1.801cm"/>
        <style:text-properties style:font-name="StarSymbol"/>
      </text:list-level-style-bullet>
      <text:list-level-style-bullet text:bullet-char="–" text:style-name="Numbering_20_Symbols" text:level="8">
        <style:list-level-properties text:min-label-width="0.3cm" text:space-before="2.101cm"/>
        <style:text-properties style:font-name="StarSymbol"/>
      </text:list-level-style-bullet>
      <text:list-level-style-bullet text:bullet-char="–" text:style-name="Numbering_20_Symbols" text:level="9">
        <style:list-level-properties text:min-label-width="0.3cm" text:space-before="2.401cm"/>
        <style:text-properties style:font-name="StarSymbol"/>
      </text:list-level-style-bullet>
      <text:list-level-style-bullet text:bullet-char="–" text:style-name="Numbering_20_Symbols" text:level="10">
        <style:list-level-properties text:min-label-width="0.3cm" text:space-before="2.7cm"/>
        <style:text-properties style:font-name="StarSymbol"/>
      </text:list-level-style-bullet>
    </text:list-style>
    <text:list-style style:name="List_20_3" style:display-name="List 3">
      <text:list-level-style-bullet text:bullet-char="☑" text:style-name="Numbering_20_Symbols" text:level="1">
        <style:list-level-properties text:min-label-width="0.395cm"/>
        <style:text-properties style:font-name="StarSymbol"/>
      </text:list-level-style-bullet>
      <text:list-level-style-bullet text:bullet-char="□" text:style-name="Numbering_20_Symbols" text:level="2">
        <style:list-level-properties text:min-label-width="0.395cm" text:space-before="0.395cm"/>
        <style:text-properties style:font-name="StarSymbol"/>
      </text:list-level-style-bullet>
      <text:list-level-style-bullet text:bullet-char="☑" text:style-name="Numbering_20_Symbols" text:level="3">
        <style:list-level-properties text:min-label-width="0.395cm"/>
        <style:text-properties style:font-name="StarSymbol"/>
      </text:list-level-style-bullet>
      <text:list-level-style-bullet text:bullet-char="□" text:style-name="Numbering_20_Symbols" text:level="4">
        <style:list-level-properties text:min-label-width="0.395cm" text:space-before="0.395cm"/>
        <style:text-properties style:font-name="StarSymbol"/>
      </text:list-level-style-bullet>
      <text:list-level-style-bullet text:bullet-char="☑" text:style-name="Numbering_20_Symbols" text:level="5">
        <style:list-level-properties text:min-label-width="0.395cm"/>
        <style:text-properties style:font-name="StarSymbol"/>
      </text:list-level-style-bullet>
      <text:list-level-style-bullet text:bullet-char="□" text:style-name="Numbering_20_Symbols" text:level="6">
        <style:list-level-properties text:min-label-width="0.395cm" text:space-before="0.395cm"/>
        <style:text-properties style:font-name="StarSymbol"/>
      </text:list-level-style-bullet>
      <text:list-level-style-bullet text:bullet-char="☑" text:style-name="Numbering_20_Symbols" text:level="7">
        <style:list-level-properties text:min-label-width="0.395cm"/>
        <style:text-properties style:font-name="StarSymbol"/>
      </text:list-level-style-bullet>
      <text:list-level-style-bullet text:bullet-char="□" text:style-name="Numbering_20_Symbols" text:level="8">
        <style:list-level-properties text:min-label-width="0.395cm" text:space-before="0.395cm"/>
        <style:text-properties style:font-name="StarSymbol"/>
      </text:list-level-style-bullet>
      <text:list-level-style-bullet text:bullet-char="☑" text:style-name="Numbering_20_Symbols" text:level="9">
        <style:list-level-properties text:min-label-width="0.395cm"/>
        <style:text-properties style:font-name="StarSymbol"/>
      </text:list-level-style-bullet>
      <text:list-level-style-bullet text:bullet-char="□" text:style-name="Numbering_20_Symbols" text:level="10">
        <style:list-level-properties text:min-label-width="0.395cm" text:space-before="0.395cm"/>
        <style:text-properties style:font-name="StarSymbol"/>
      </text:list-level-style-bullet>
    </text:list-style>
    <text:list-style style:name="List_20_4" style:display-name="List 4">
      <text:list-level-style-bullet text:bullet-char="➢" text:style-name="Numbering_20_Symbols" text:level="1">
        <style:list-level-properties text:min-label-width="0.4cm"/>
        <style:text-properties style:font-name="StarSymbol"/>
      </text:list-level-style-bullet>
      <text:list-level-style-bullet text:bullet-char="" text:style-name="Numbering_20_Symbols" text:level="2">
        <style:list-level-properties text:min-label-width="0.4cm" text:space-before="0.401cm"/>
        <style:text-properties style:font-name="StarSymbol"/>
      </text:list-level-style-bullet>
      <text:list-level-style-bullet text:bullet-char="" text:style-name="Numbering_20_Symbols" text:level="3">
        <style:list-level-properties text:min-label-width="0.4cm" text:space-before="0.799cm"/>
        <style:text-properties style:font-name="StarSymbol"/>
      </text:list-level-style-bullet>
      <text:list-level-style-bullet text:bullet-char="" text:style-name="Numbering_20_Symbols" text:level="4">
        <style:list-level-properties text:min-label-width="0.4cm" text:space-before="1.2cm"/>
        <style:text-properties style:font-name="StarSymbol"/>
      </text:list-level-style-bullet>
      <text:list-level-style-bullet text:bullet-char="" text:style-name="Numbering_20_Symbols" text:level="5">
        <style:list-level-properties text:min-label-width="0.4cm" text:space-before="1.6cm"/>
        <style:text-properties style:font-name="StarSymbol"/>
      </text:list-level-style-bullet>
      <text:list-level-style-bullet text:bullet-char="" text:style-name="Numbering_20_Symbols" text:level="6">
        <style:list-level-properties text:min-label-width="0.4cm" text:space-before="2.001cm"/>
        <style:text-properties style:font-name="StarSymbol"/>
      </text:list-level-style-bullet>
      <text:list-level-style-bullet text:bullet-char="" text:style-name="Numbering_20_Symbols" text:level="7">
        <style:list-level-properties text:min-label-width="0.4cm" text:space-before="2.399cm"/>
        <style:text-properties style:font-name="StarSymbol"/>
      </text:list-level-style-bullet>
      <text:list-level-style-bullet text:bullet-char="" text:style-name="Numbering_20_Symbols" text:level="8">
        <style:list-level-properties text:min-label-width="0.4cm" text:space-before="2.8cm"/>
        <style:text-properties style:font-name="StarSymbol"/>
      </text:list-level-style-bullet>
      <text:list-level-style-bullet text:bullet-char="" text:style-name="Numbering_20_Symbols" text:level="9">
        <style:list-level-properties text:min-label-width="0.4cm" text:space-before="3.2cm"/>
        <style:text-properties style:font-name="StarSymbol"/>
      </text:list-level-style-bullet>
      <text:list-level-style-bullet text:bullet-char="" text:style-name="Numbering_20_Symbols" text:level="10">
        <style:list-level-properties text:min-label-width="0.4cm" text:space-before="3.601cm"/>
        <style:text-properties style:font-name="StarSymbol"/>
      </text:list-level-style-bullet>
    </text:list-style>
    <text:list-style style:name="List_20_5" style:display-name="List 5">
      <text:list-level-style-bullet text:bullet-char="✗" text:style-name="Numbering_20_Symbols" text:level="1">
        <style:list-level-properties text:min-label-width="0.4cm"/>
        <style:text-properties style:font-name="StarSymbol"/>
      </text:list-level-style-bullet>
      <text:list-level-style-bullet text:bullet-char="✗" text:style-name="Numbering_20_Symbols" text:level="2">
        <style:list-level-properties text:min-label-width="0.4cm" text:space-before="0.401cm"/>
        <style:text-properties style:font-name="StarSymbol"/>
      </text:list-level-style-bullet>
      <text:list-level-style-bullet text:bullet-char="✗" text:style-name="Numbering_20_Symbols" text:level="3">
        <style:list-level-properties text:min-label-width="0.4cm" text:space-before="0.799cm"/>
        <style:text-properties style:font-name="StarSymbol"/>
      </text:list-level-style-bullet>
      <text:list-level-style-bullet text:bullet-char="✗" text:style-name="Numbering_20_Symbols" text:level="4">
        <style:list-level-properties text:min-label-width="0.4cm" text:space-before="1.2cm"/>
        <style:text-properties style:font-name="StarSymbol"/>
      </text:list-level-style-bullet>
      <text:list-level-style-bullet text:bullet-char="✗" text:style-name="Numbering_20_Symbols" text:level="5">
        <style:list-level-properties text:min-label-width="0.4cm" text:space-before="1.6cm"/>
        <style:text-properties style:font-name="StarSymbol"/>
      </text:list-level-style-bullet>
      <text:list-level-style-bullet text:bullet-char="✗" text:style-name="Numbering_20_Symbols" text:level="6">
        <style:list-level-properties text:min-label-width="0.4cm" text:space-before="2.001cm"/>
        <style:text-properties style:font-name="StarSymbol"/>
      </text:list-level-style-bullet>
      <text:list-level-style-bullet text:bullet-char="✗" text:style-name="Numbering_20_Symbols" text:level="7">
        <style:list-level-properties text:min-label-width="0.4cm" text:space-before="2.399cm"/>
        <style:text-properties style:font-name="StarSymbol"/>
      </text:list-level-style-bullet>
      <text:list-level-style-bullet text:bullet-char="✗" text:style-name="Numbering_20_Symbols" text:level="8">
        <style:list-level-properties text:min-label-width="0.4cm" text:space-before="2.8cm"/>
        <style:text-properties style:font-name="StarSymbol"/>
      </text:list-level-style-bullet>
      <text:list-level-style-bullet text:bullet-char="✗" text:style-name="Numbering_20_Symbols" text:level="9">
        <style:list-level-properties text:min-label-width="0.4cm" text:space-before="3.2cm"/>
        <style:text-properties style:font-name="StarSymbol"/>
      </text:list-level-style-bullet>
      <text:list-level-style-bullet text:bullet-char="✗" text:style-name="Numbering_20_Symbols" text:level="10">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left="2cm" style:footnote-max-height="0cm" style:print-orientation="portrait" fo:page-height="29.699cm" style:num-format="1" fo:margin-right="2cm" style:writing-mode="lr-tb" fo:page-width="20.999cm" fo:margin-bottom="2cm" fo:margin-top="2cm"/>
      <style:header-style/>
      <style:footer-style/>
    </style:page-layout>
    <style:page-layout style:name="pm2">
      <style:page-layout-properties fo:margin-left="2cm" style:footnote-max-height="0cm" style:print-orientation="portrait" fo:page-height="29.699cm" style:num-format="1" fo:margin-right="2cm" style:writing-mode="lr-tb" fo:page-width="20.999cm" fo:margin-bottom="2cm" fo:margin-top="2cm"/>
      <style:header-style/>
      <style:footer-style/>
    </style:page-layout>
    <style:page-layout style:name="pm3">
      <style:page-layout-properties fo:margin-left="0cm" style:footnote-max-height="0cm" style:print-orientation="landscape" fo:page-height="11.4cm" style:num-format="1" fo:margin-right="0cm" style:writing-mode="lr-tb" fo:page-width="22.701cm" fo:margin-bottom="0cm" fo:margin-top="0cm"/>
      <style:header-style/>
      <style:footer-style/>
    </style:page-layout>
    <style:page-layout style:name="pm4">
      <style:page-layout-properties fo:margin-left="2cm" style:footnote-max-height="0cm" style:print-orientation="portrait" fo:page-height="29.699cm" style:num-format="1" fo:margin-right="1cm" style:writing-mode="lr-tb" fo:page-width="20.999cm" fo:margin-bottom="1cm" fo:margin-top="1cm"/>
      <style:header-style/>
      <style:footer-style/>
    </style:page-layout>
    <style:page-layout style:name="pm5" style:page-usage="left">
      <style:page-layout-properties fo:margin-left="2cm" style:footnote-max-height="0cm" style:print-orientation="portrait" fo:page-height="29.699cm" style:num-format="1" fo:margin-right="2cm" style:writing-mode="lr-tb" fo:page-width="20.999cm" fo:margin-bottom="2cm" fo:margin-top="2cm"/>
      <style:header-style/>
      <style:footer-style/>
    </style:page-layout>
    <style:page-layout style:name="pm6" style:page-usage="right">
      <style:page-layout-properties fo:margin-left="2cm" style:footnote-max-height="0cm" style:print-orientation="portrait" fo:page-height="29.699cm" style:num-format="1" fo:margin-right="2cm" style:writing-mode="lr-tb" fo:page-width="20.999cm" fo:margin-bottom="2cm" fo:margin-top="2cm"/>
      <style:header-style/>
      <style:footer-style/>
    </style:page-layout>
    <style:style style:name="p829040448" style:family="paragraph">
      <style:paragraph-properties fo:margin-bottom="0.0mm"/>
    </style:style>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name="First_20_Page" style:display-name="First Page" style:page-layout-name="pm1" style:next-style-name="Standard"/>
    <style:master-page style:name="HTML" style:page-layout-name="pm4"/>
    <style:master-page style:name="Index" style:page-layout-name="pm1"/>
    <style:master-page style:name="Left_20_Page" style:display-name="Left Page" style:page-layout-name="pm5"/>
    <style:master-page style:name="Right_20_Page" style:display-name="Right 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value-type="string"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date>2011-10-08T17:33:05</dc:date>
    <dc:creator>Test User</dc:creator>
    <meta:editing-cycles>1</meta:editing-cycles>
  </office:meta>
</office:document-meta>
</file>